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 style:list-style-name="Numerazione_20_UC"/>
    <style:style style:name="P5" style:family="paragraph" style:parent-style-name="Azione_20_attore" style:list-style-name="Numerazione_20_UC"/>
    <style:style style:name="P6" style:family="paragraph" style:parent-style-name="Azione_20_attore" style:list-style-name="">
      <style:paragraph-properties fo:margin-left="0cm" fo:margin-right="0.028cm" fo:text-indent="0cm" style:auto-text-indent="false"/>
    </style:style>
    <style:style style:name="P7" style:family="paragraph" style:parent-style-name="Azione_20_sistema" style:list-style-name="Numerazione_20_UC"/>
    <style:style style:name="P8" style:family="paragraph" style:parent-style-name="Azione_20_sistema">
      <style:paragraph-properties fo:margin-left="-0.004cm" fo:margin-right="0.028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d29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Modifica di un commento nel forum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<text:span text:style-name="T3">UtenteAutentic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Standard">L'<text:span text:style-name="T3">UtenteAutenticato</text:span> è stato autenticato dal sistema e fatto l'accesso al forum 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0574892" text:style-name="Numerazione_20_UC">
              <text:list-item text:start-value="1">
                <text:p text:style-name="P5">L'utente accede al forum (include <text:span text:style-name="T1">Visualizzazione lista argomenti</text:span>)</text:p>
                <text:p text:style-name="P7"/>
              </text:list-item>
              <text:list-item>
                <text:p text:style-name="P4">L'utente ricerca un argomento (include <text:span text:style-name="T1">VisualizzaArgomento</text:span>)<text:span text:style-name="T2">)</text:span></text:p>
                <text:p text:style-name="P7"/>
              </text:list-item>
              <text:list-item>
                <text:p text:style-name="Azione_20_attore">L'utente richiede di modificare un commento </text:p>
                <text:p text:style-name="Azione_20_sistema"/>
              </text:list-item>
              <text:list-item>
                <text:p text:style-name="Azione_20_sistema">Il sistema visualizza la pagina per la modifica del commento</text:p>
                <text:p text:style-name="Azione_20_attore"/>
              </text:list-item>
              <text:list-item>
                <text:p text:style-name="Azione_20_attore">L'utente modifica il commento</text:p>
                <text:p text:style-name="Azione_20_sistema"/>
              </text:list-item>
              <text:list-item>
                <text:p text:style-name="P8">L'utente sottomette il commento</text:p>
              </text:list-item>
            </text:list>
            <text:p text:style-name="P6"/>
            <text:list xml:id="list20564484" text:continue-numbering="true" text:style-name="Numerazione_20_UC">
              <text:list-item>
                <text:p text:style-name="Azione_20_sistema">Il sistema aggiorna le informazioni e genera una pagina con le nuove informazioni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L'utente ha modificato il commento <text:s/>e il sistema notifica l'esito positivo dell'operazione<text:line-break/>L'utente ha annullato la modifica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Standard">Nel caso di un errore utente, il sistema mostra all’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2:11:53.10</meta:creation-date>
    <meta:editing-duration>PT4S</meta:editing-duration>
    <meta:editing-cycles>7</meta:editing-cycles>
    <meta:generator>LibreOffice/3.6$Windows_x86 LibreOffice_project/da8c1e6-fd468f4-454e206-f42a4a9-143cfd</meta:generator>
    <dc:date>2012-10-22T00:44:14.76</dc:date>
    <meta:document-statistic meta:table-count="1" meta:image-count="0" meta:object-count="0" meta:page-count="1" meta:paragraph-count="21" meta:word-count="133" meta:character-count="893" meta:non-whitespace-character-count="785"/>
  </office:meta>
</office:document-meta>
</file>